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ホイミスライ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 table:number-columns-repeated="3"/>
          <table:table-cell table:formula="of:=( [.J4] + [.K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 table:number-columns-repeated="3"/>
          <table:table-cell table:formula="of:=( [.J5] + [.K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 table:number-columns-repeated="3"/>
          <table:table-cell table:formula="of:=( [.J6] + [.K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 [.B7] + [.C7] )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( [.B8] + [.C8] )" office:value-type="float" office:value="220" calcext:value-type="float">
            <text:p>2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( [.J8] + [.K8] )" office:value-type="float" office:value="100" calcext:value-type="float">
            <text:p>100</text:p>
          </table:table-cell>
          <table:table-cell office:value-type="string" calcext:value-type="string">
            <text:p>ホイミ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table:formula="of:=( [.B9] + [.C9] )"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 [.F9] + [.G9] )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( [.J9] + [.K9] )" office:value-type="float" office:value="180" calcext:value-type="float">
            <text:p>180</text:p>
          </table:table-cell>
          <table:table-cell office:value-type="string" calcext:value-type="string">
            <text:p>スカ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 [.F10] + [.G10] )" office:value-type="float" office:value="140" calcext:value-type="float">
            <text:p>140</text:p>
          </table:table-cell>
          <table:table-cell office:value-type="string" calcext:value-type="string">
            <text:p>ラリホー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( [.J10] + [.K10] 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( [.F11] + [.G11] )" office:value-type="float" office:value="215" calcext:value-type="float">
            <text:p>21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( [.J11] + [.K11] 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table:formula="of:=( [.F12] + [.G12] )" office:value-type="float" office:value="330" calcext:value-type="float">
            <text:p>33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牧場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アントベ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 [.J4] + [.K4] 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J5] + [.K5] 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J6] + [.K6] 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 [.B7] + [.C7] 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 table:number-columns-repeated="3"/>
          <table:table-cell table:formula="of:=( [.J8] + [.K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 table:number-columns-repeated="3"/>
          <table:table-cell table:formula="of:=( [.F9] + [.G9] )" office:value-type="float" office:value="0" calcext:value-type="float">
            <text:p>0</text:p>
          </table:table-cell>
          <table:table-cell table:number-columns-repeated="3"/>
          <table:table-cell table:formula="of:=( [.J9] + [.K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 table:number-columns-repeated="3"/>
          <table:table-cell table:formula="of:=( [.F10] + [.G10] )" office:value-type="float" office:value="0" calcext:value-type="float">
            <text:p>0</text:p>
          </table:table-cell>
          <table:table-cell table:number-columns-repeated="3"/>
          <table:table-cell table:formula="of:=( [.J10] + [.K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2:50:36.91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36:23.704000000</meta:creation-date>
    <meta:editing-duration>PT3H5M16S</meta:editing-duration>
    <meta:editing-cycles>25</meta:editing-cycles>
    <meta:generator>LibreOffice/6.3.4.2$Windows_X86_64 LibreOffice_project/60da17e045e08f1793c57c00ba83cdfce946d0aa</meta:generator>
    <dc:title>デフォルト</dc:title>
    <dc:date>2021-10-02T13:45:31.464000000</dc:date>
    <meta:document-statistic meta:table-count="2" meta:cell-count="889" meta:object-count="0"/>
    <meta:template xlink:type="simple" xlink:actuate="onRequest" xlink:title="デフォルト" xlink:href="file:///C:/Users/Ti/AppData/Roaming/LibreOffice/4/user/template/デフォルト.ots" meta:date="2021-09-30T22:36:23.641000000"/>
  </office:meta>
</office:document-meta>
</file>